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80000015F5532A7FEEE444A18.png" manifest:media-type="image/png"/>
  <manifest:file-entry manifest:full-path="Pictures/1000020100000063000000861D208CD497E3D6F1.png" manifest:media-type="image/png"/>
  <manifest:file-entry manifest:full-path="Pictures/10000000000007800000043875B66A86FD8373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1.447cm" fo:min-width="1.197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stroke="none" draw:fill-color="#cccccc" draw:textarea-horizontal-align="justify" draw:textarea-vertical-align="middle" draw:auto-grow-height="false" fo:min-height="0.3cm" fo:min-width="0.34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fill-color="#729fcf" draw:textarea-vertical-align="middle" draw:auto-grow-height="false" fo:min-height="5.55cm" fo:min-width="5.1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cm"/>
    </style:style>
    <style:style style:name="gr13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6cm" fo:min-width="0cm"/>
    </style:style>
    <style:style style:name="gr28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solid"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678cm" fo:min-width="1.198cm" fo:padding-top="0.142cm" fo:padding-bottom="0.142cm" fo:padding-left="0.267cm" fo:padding-right="0.267cm"/>
    </style:style>
    <style:style style:name="gr30" style:family="graphic" style:parent-style-name="standard">
      <style:graphic-properties draw:stroke="solid"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644cm" fo:min-width="1.164cm" fo:padding-top="0.142cm" fo:padding-bottom="0.142cm" fo:padding-left="0.267cm" fo:padding-right="0.267cm"/>
    </style:style>
    <style:style style:name="gr3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39cm" fo:min-width="2.388cm"/>
    </style:style>
    <style:style style:name="gr32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644cm" fo:min-width="1.164cm" fo:padding-top="0.142cm" fo:padding-bottom="0.142cm" fo:padding-left="0.267cm" fo:padding-right="0.267cm"/>
    </style:style>
    <style:style style:name="gr3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4" style:family="graphic">
      <style:graphic-properties style:protect="size"/>
    </style:style>
    <style:style style:name="gr35" style:family="graphic" style:parent-style-name="standard">
      <style:graphic-properties draw:stroke="none" draw:fill-color="#cccccc" draw:textarea-vertical-align="middle"/>
    </style:style>
    <style:style style:name="gr36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16cm" fo:min-width="0.066cm" fo:padding-top="0.142cm" fo:padding-bottom="0.142cm" fo:padding-left="0.267cm" fo:padding-right="0.267cm"/>
    </style:style>
    <style:style style:name="gr38" style:family="graphic" style:parent-style-name="standard">
      <style:graphic-properties draw:stroke="solid" svg:stroke-width="0.035cm" svg:stroke-color="#000000" draw:marker-start-width="0.252cm" draw:marker-end-width="0.252cm" draw:fill="solid" draw:fill-color="#b2b2b2" draw:textarea-horizontal-align="justify" draw:textarea-vertical-align="middle" draw:auto-grow-height="false" fo:min-height="0.316cm" fo:min-width="0.066cm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4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objectwithoutfill">
      <style:graphic-properties draw:stroke="solid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6cm" fo:min-width="0cm"/>
    </style:style>
    <style:style style:name="gr45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6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4.709cm, 24.493cm, 4.633cm, 13.605cm)" draw:image-opacity="100%" style:mirror="none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3pt"/>
    </style:style>
    <style:style style:name="P6" style:family="paragraph">
      <loext:graphic-properties draw:fill-color="#000000"/>
      <style:paragraph-properties fo:text-align="center"/>
      <style:text-properties fo:font-size="13pt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text-properties style:font-name="MathJax_Math" fo:font-size="13pt"/>
    </style:style>
    <style:style style:name="P10" style:family="paragraph">
      <loext:graphic-properties draw:fill="none" draw:fill-color="#ffffff"/>
      <style:text-properties style:font-name="MathJax_Main" fo:font-size="13pt"/>
    </style:style>
    <style:style style:name="P11" style:family="paragraph">
      <style:text-properties fo:font-size="10pt"/>
    </style:style>
    <style:style style:name="P12" style:family="paragraph">
      <loext:graphic-properties draw:fill="none" draw:fill-color="#ffffff"/>
      <style:text-properties style:font-name="MathJax_Math" fo:font-size="10pt"/>
    </style:style>
    <style:style style:name="P13" style:family="paragraph">
      <loext:graphic-properties draw:fill="none" draw:fill-color="#ffffff"/>
      <style:text-properties style:font-name="MathJax_Main" fo:font-size="10pt"/>
    </style:style>
    <style:style style:name="P14" style:family="paragraph">
      <style:text-properties fo:font-size="8pt"/>
    </style:style>
    <style:style style:name="P15" style:family="paragraph">
      <loext:graphic-properties draw:fill="none" draw:fill-color="#ffffff"/>
      <style:text-properties style:font-name="MathJax_Main" fo:font-size="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-color="#ffffff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b2b2b2"/>
      <style:paragraph-properties fo:text-align="center"/>
    </style:style>
    <style:style style:name="T1" style:family="text">
      <style:text-properties style:font-name="MathJax_Math" fo:font-size="13pt"/>
    </style:style>
    <style:style style:name="T2" style:family="text">
      <style:text-properties style:font-name="MathJax_Main" fo:font-size="13pt"/>
    </style:style>
    <style:style style:name="T3" style:family="text">
      <style:text-properties style:font-name="MathJax_Math"/>
    </style:style>
    <style:style style:name="T4" style:family="text">
      <style:text-properties style:font-name="MathJax_Main"/>
    </style:style>
    <style:style style:name="T5" style:family="text">
      <style:text-properties style:font-name="MathJax_Main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draw:custom-shape draw:style-name="gr1" draw:text-style-name="P1" draw:layer="layout" svg:width="1.697cm" svg:height="1.697cm" draw:transform="rotate (0.785572696322647) translate (23.591cm 1.8cm)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" draw:text-style-name="P2" draw:layer="layout" svg:width="0.4cm" svg:height="0.4cm" draw:transform="rotate (0.760439955093929) translate (24.241cm 3.26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7cm" svg:height="1.697cm" draw:transform="rotate (-2.35636902311754) translate (25.99cm 4.22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4cm" svg:height="0.4cm" draw:transform="rotate (0.760439955093929) translate (20.7cm 3.26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7cm" svg:height="1.697cm" draw:transform="rotate (-0.785398163397449) translate (20.039cm 1.81cm)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" draw:text-style-name="P2" draw:layer="layout" svg:width="0.4cm" svg:height="0.4cm" draw:transform="rotate (0.760439955093929) translate (13.241cm 3.26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7cm" svg:height="1.697cm" draw:transform="rotate (-0.785398163397449) translate (11.422cm 1.8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3" draw:layer="layout" svg:width="5.6cm" svg:height="5.8cm" svg:x="1.303cm" svg:y="5.4cm">
          <text:p/>
          <draw:enhanced-geometry draw:glue-point-type="segments" draw:type="mso-spt100" draw:modifiers="0.354334403882064 179.6422700006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4" draw:layer="layout" svg:width="0.2cm" svg:height="0.2cm" svg:x="6.8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5.032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3.071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.207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.953cm" svg:y="6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3.997cm" svg:y="5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6.03cm" svg:y="6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5" draw:layer="layout" svg:x1="8.563cm" svg:y1="3.017cm" svg:x2="11.822cm" svg:y2="3.017cm">
            <text:p/>
          </draw:line>
          <draw:custom-shape draw:style-name="gr7" draw:text-style-name="P6" draw:layer="layout" svg:width="0.143cm" svg:height="0.283cm" draw:transform="rotate (-1.5707963267949) translate (11.955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8" draw:text-style-name="P7" draw:layer="layout" svg:x1="10.203cm" svg:y1="4.589cm" svg:x2="10.203cm" svg:y2="1.454cm">
            <text:p/>
          </draw:line>
          <draw:custom-shape draw:style-name="gr9" draw:text-style-name="P8" draw:layer="layout" svg:width="0.137cm" svg:height="0.273cm" svg:x="10.136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9.639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11.439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9.552cm" svg:y="2.889cm">
          <draw:text-box>
            <text:p><text:span text:style-name="T2">O</text:span></text:p>
          </draw:text-box>
        </draw:frame>
        <draw:line draw:style-name="gr13" draw:text-style-name="P5" draw:layer="layout" svg:x1="9.023cm" svg:y1="1.834cm" svg:x2="11.423cm" svg:y2="4.24cm">
          <text:p/>
        </draw:line>
        <draw:custom-shape draw:style-name="gr3" draw:text-style-name="P1" draw:layer="layout" svg:width="1.697cm" svg:height="1.697cm" draw:transform="rotate (-0.785398163397449) translate (12.57cm 1.81cm)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g>
          <draw:line draw:style-name="gr6" draw:text-style-name="P5" draw:layer="layout" svg:x1="12.141cm" svg:y1="3.017cm" svg:x2="15.4cm" svg:y2="3.017cm">
            <text:p/>
          </draw:line>
          <draw:custom-shape draw:style-name="gr7" draw:text-style-name="P6" draw:layer="layout" svg:width="0.143cm" svg:height="0.283cm" draw:transform="rotate (-1.5707963267949) translate (15.533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4" draw:text-style-name="P7" draw:layer="layout" svg:x1="13.781cm" svg:y1="4.589cm" svg:x2="13.781cm" svg:y2="1.454cm">
            <text:p/>
          </draw:line>
          <draw:custom-shape draw:style-name="gr15" draw:text-style-name="P8" draw:layer="layout" svg:width="0.137cm" svg:height="0.273cm" svg:x="13.714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13.217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15.017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13.13cm" svg:y="2.889cm">
          <draw:text-box>
            <text:p><text:span text:style-name="T2">O</text:span></text:p>
          </draw:text-box>
        </draw:frame>
        <draw:line draw:style-name="gr13" draw:text-style-name="P5" draw:layer="layout" svg:x1="12.601cm" svg:y1="1.834cm" svg:x2="15.001cm" svg:y2="4.24cm">
          <text:p/>
        </draw:line>
        <draw:custom-shape draw:style-name="gr3" draw:text-style-name="P1" draw:layer="layout" svg:width="1.697cm" svg:height="1.697cm" draw:transform="rotate (0.785398163397448) translate (16.234cm 1.81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4cm" svg:height="0.4cm" draw:transform="rotate (0.760439955093929) translate (16.9cm 3.264cm)">
          <text:p/>
          <draw:enhanced-geometry svg:viewBox="0 0 21600 21600" draw:type="rectangle" draw:enhanced-path="M 0 0 L 21600 0 21600 21600 0 21600 0 0 Z N"/>
        </draw:custom-shape>
        <draw:g>
          <draw:line draw:style-name="gr6" draw:text-style-name="P5" draw:layer="layout" svg:x1="15.8cm" svg:y1="3.017cm" svg:x2="19.059cm" svg:y2="3.017cm">
            <text:p/>
          </draw:line>
          <draw:custom-shape draw:style-name="gr7" draw:text-style-name="P6" draw:layer="layout" svg:width="0.143cm" svg:height="0.283cm" draw:transform="rotate (-1.5707963267949) translate (19.192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6" draw:text-style-name="P7" draw:layer="layout" svg:x1="17.44cm" svg:y1="4.589cm" svg:x2="17.44cm" svg:y2="1.454cm">
            <text:p/>
          </draw:line>
          <draw:custom-shape draw:style-name="gr17" draw:text-style-name="P8" draw:layer="layout" svg:width="0.137cm" svg:height="0.273cm" svg:x="17.373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16.876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18.676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16.789cm" svg:y="2.889cm">
          <draw:text-box>
            <text:p><text:span text:style-name="T2">O</text:span></text:p>
          </draw:text-box>
        </draw:frame>
        <draw:line draw:style-name="gr13" draw:text-style-name="P5" draw:layer="layout" svg:x1="16.26cm" svg:y1="1.834cm" svg:x2="18.66cm" svg:y2="4.24cm">
          <text:p/>
        </draw:line>
        <draw:custom-shape draw:style-name="gr3" draw:text-style-name="P1" draw:layer="layout" svg:width="1.697cm" svg:height="1.697cm" draw:transform="rotate (-0.785398163397449) translate (22.459cm 1.8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>
          <draw:line draw:style-name="gr6" draw:text-style-name="P5" draw:layer="layout" svg:x1="19.6cm" svg:y1="3.017cm" svg:x2="22.859cm" svg:y2="3.017cm">
            <text:p/>
          </draw:line>
          <draw:custom-shape draw:style-name="gr7" draw:text-style-name="P6" draw:layer="layout" svg:width="0.143cm" svg:height="0.283cm" draw:transform="rotate (-1.5707963267949) translate (22.992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8" draw:text-style-name="P7" draw:layer="layout" svg:x1="21.24cm" svg:y1="4.589cm" svg:x2="21.24cm" svg:y2="1.454cm">
            <text:p/>
          </draw:line>
          <draw:custom-shape draw:style-name="gr19" draw:text-style-name="P8" draw:layer="layout" svg:width="0.137cm" svg:height="0.273cm" svg:x="21.173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20.676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22.476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20.589cm" svg:y="2.889cm">
          <draw:text-box>
            <text:p><text:span text:style-name="T2">O</text:span></text:p>
          </draw:text-box>
        </draw:frame>
        <draw:line draw:style-name="gr13" draw:text-style-name="P5" draw:layer="layout" svg:x1="20.06cm" svg:y1="1.834cm" svg:x2="22.46cm" svg:y2="4.24cm">
          <text:p/>
        </draw:line>
        <draw:g>
          <draw:line draw:style-name="gr6" draw:text-style-name="P5" draw:layer="layout" svg:x1="23.141cm" svg:y1="3.017cm" svg:x2="26.4cm" svg:y2="3.017cm">
            <text:p/>
          </draw:line>
          <draw:custom-shape draw:style-name="gr7" draw:text-style-name="P6" draw:layer="layout" svg:width="0.143cm" svg:height="0.283cm" draw:transform="rotate (-1.5707963267949) translate (26.533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0" draw:text-style-name="P7" draw:layer="layout" svg:x1="24.781cm" svg:y1="4.589cm" svg:x2="24.781cm" svg:y2="1.454cm">
            <text:p/>
          </draw:line>
          <draw:custom-shape draw:style-name="gr21" draw:text-style-name="P8" draw:layer="layout" svg:width="0.137cm" svg:height="0.273cm" svg:x="24.714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24.217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26.017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24.13cm" svg:y="2.889cm">
          <draw:text-box>
            <text:p><text:span text:style-name="T2">O</text:span></text:p>
          </draw:text-box>
        </draw:frame>
        <draw:line draw:style-name="gr13" draw:text-style-name="P5" draw:layer="layout" svg:x1="23.601cm" svg:y1="1.834cm" svg:x2="26.001cm" svg:y2="4.24cm">
          <text:p/>
        </draw:line>
        <draw:g>
          <draw:line draw:style-name="gr13" draw:text-style-name="P5" draw:layer="layout" svg:x1="11.439cm" svg:y1="1.77cm" svg:x2="10.087cm" svg:y2="3.125cm">
            <text:p/>
          </draw:line>
          <draw:line draw:style-name="gr13" draw:text-style-name="P5" draw:layer="layout" svg:x1="9.824cm" svg:y1="3.389cm" svg:x2="9.039cm" svg:y2="4.176cm">
            <text:p/>
          </draw:line>
        </draw:g>
        <draw:g>
          <draw:line draw:style-name="gr13" draw:text-style-name="P5" draw:layer="layout" svg:x1="15cm" svg:y1="1.77cm" svg:x2="13.648cm" svg:y2="3.125cm">
            <text:p/>
          </draw:line>
          <draw:line draw:style-name="gr13" draw:text-style-name="P5" draw:layer="layout" svg:x1="13.385cm" svg:y1="3.389cm" svg:x2="12.6cm" svg:y2="4.176cm">
            <text:p/>
          </draw:line>
        </draw:g>
        <draw:g>
          <draw:line draw:style-name="gr13" draw:text-style-name="P5" draw:layer="layout" svg:x1="18.66cm" svg:y1="1.77cm" svg:x2="17.308cm" svg:y2="3.125cm">
            <text:p/>
          </draw:line>
          <draw:line draw:style-name="gr13" draw:text-style-name="P5" draw:layer="layout" svg:x1="17.045cm" svg:y1="3.389cm" svg:x2="16.26cm" svg:y2="4.176cm">
            <text:p/>
          </draw:line>
        </draw:g>
        <draw:g>
          <draw:line draw:style-name="gr13" draw:text-style-name="P5" draw:layer="layout" svg:x1="22.46cm" svg:y1="1.77cm" svg:x2="21.108cm" svg:y2="3.125cm">
            <text:p/>
          </draw:line>
          <draw:line draw:style-name="gr13" draw:text-style-name="P5" draw:layer="layout" svg:x1="20.845cm" svg:y1="3.389cm" svg:x2="20.06cm" svg:y2="4.176cm">
            <text:p/>
          </draw:line>
        </draw:g>
        <draw:g>
          <draw:line draw:style-name="gr13" draw:text-style-name="P5" draw:layer="layout" svg:x1="26cm" svg:y1="1.77cm" svg:x2="24.648cm" svg:y2="3.125cm">
            <text:p/>
          </draw:line>
          <draw:line draw:style-name="gr13" draw:text-style-name="P5" draw:layer="layout" svg:x1="24.385cm" svg:y1="3.389cm" svg:x2="23.6cm" svg:y2="4.176cm">
            <text:p/>
          </draw:line>
        </draw:g>
        <draw:g>
          <draw:line draw:style-name="gr6" draw:text-style-name="P5" draw:layer="layout" svg:x1="10.671cm" svg:y1="8.428cm" svg:x2="16.098cm" svg:y2="8.428cm">
            <text:p/>
          </draw:line>
          <draw:custom-shape draw:style-name="gr7" draw:text-style-name="P6" draw:layer="layout" svg:width="0.121cm" svg:height="0.24cm" draw:transform="rotate (-1.5707963267949) translate (16.211cm 8.36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2" draw:text-style-name="P7" draw:layer="layout" svg:x1="11.274cm" svg:y1="10cm" svg:x2="11.274cm" svg:y2="6.865cm">
            <text:p/>
          </draw:line>
          <draw:custom-shape draw:style-name="gr23" draw:text-style-name="P8" draw:layer="layout" svg:width="0.137cm" svg:height="0.273cm" svg:x="11.207cm" svg:y="6.74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4" draw:text-style-name="P12" draw:layer="layout" svg:width="1.2cm" svg:height="0.666cm" svg:x="10.4cm" svg:y="6.425cm">
          <draw:text-box>
            <text:p text:style-name="P11"><text:span text:style-name="T3">v</text:span><text:span text:style-name="T4">(</text:span><text:span text:style-name="T3">t</text:span><text:span text:style-name="T4">)</text:span></text:p>
          </draw:text-box>
        </draw:frame>
        <draw:frame draw:style-name="gr25" draw:text-style-name="P12" draw:layer="layout" svg:width="2.2cm" svg:height="1.1cm" svg:x="15.666cm" svg:y="8.4cm">
          <draw:text-box>
            <text:p text:style-name="P11"><text:span text:style-name="T3">t</text:span><text:span text:style-name="T5">(seconds)</text:span></text:p>
          </draw:text-box>
        </draw:frame>
        <draw:frame draw:style-name="gr12" draw:text-style-name="P13" draw:layer="layout" svg:width="0.887cm" svg:height="0.866cm" svg:x="10.679cm" svg:y="8.278cm">
          <draw:text-box>
            <text:p text:style-name="P11"><text:span text:style-name="T4">O</text:span></text:p>
          </draw:text-box>
        </draw:frame>
        <draw:line draw:style-name="gr13" draw:text-style-name="P5" draw:layer="layout" svg:x1="11.274cm" svg:y1="7.3cm" svg:x2="14.374cm" svg:y2="7.3cm">
          <text:p/>
        </draw:line>
        <draw:line draw:style-name="gr13" draw:text-style-name="P5" draw:layer="layout" svg:x1="11.274cm" svg:y1="9.544cm" svg:x2="13.134cm" svg:y2="9.544cm">
          <text:p/>
        </draw:line>
        <draw:frame draw:style-name="gr26" draw:text-style-name="P15" draw:layer="layout" svg:width="0.644cm" svg:height="0.581cm" svg:x="10.811cm" svg:y="7.021cm">
          <draw:text-box>
            <text:p text:style-name="P14"><text:span text:style-name="T4">2</text:span></text:p>
          </draw:text-box>
        </draw:frame>
        <draw:frame draw:style-name="gr27" draw:text-style-name="P15" draw:layer="layout" svg:width="0.863cm" svg:height="0.581cm" svg:x="10.677cm" svg:y="9.265cm">
          <draw:text-box>
            <text:p text:style-name="P14"><text:span text:style-name="T3">-</text:span><text:span text:style-name="T4">2</text:span></text:p>
          </draw:text-box>
        </draw:frame>
        <draw:g>
          <draw:line draw:style-name="gr28" draw:text-style-name="P16" draw:layer="layout" svg:x1="11.274cm" svg:y1="8.428cm" svg:x2="11.894cm" svg:y2="7.3cm">
            <text:p/>
          </draw:line>
          <draw:line draw:style-name="gr28" draw:text-style-name="P16" draw:layer="layout" svg:x1="12.514cm" svg:y1="8.428cm" svg:x2="11.894cm" svg:y2="7.3cm">
            <text:p/>
          </draw:line>
          <draw:line draw:style-name="gr28" draw:text-style-name="P16" draw:layer="layout" svg:x1="13.134cm" svg:y1="9.556cm" svg:x2="12.514cm" svg:y2="8.428cm">
            <text:p/>
          </draw:line>
          <draw:line draw:style-name="gr28" draw:text-style-name="P16" draw:layer="layout" svg:x1="13.134cm" svg:y1="9.556cm" svg:x2="13.754cm" svg:y2="8.428cm">
            <text:p/>
          </draw:line>
          <draw:line draw:style-name="gr28" draw:text-style-name="P16" draw:layer="layout" svg:x1="13.754cm" svg:y1="8.428cm" svg:x2="14.374cm" svg:y2="7.3cm">
            <text:p/>
          </draw:line>
          <draw:line draw:style-name="gr28" draw:text-style-name="P16" draw:layer="layout" svg:x1="14.372cm" svg:y1="7.3cm" svg:x2="14.992cm" svg:y2="7.3cm">
            <text:p/>
          </draw:line>
          <draw:line draw:style-name="gr28" draw:text-style-name="P16" draw:layer="layout" svg:x1="15.611cm" svg:y1="8.428cm" svg:x2="14.991cm" svg:y2="7.3cm">
            <text:p/>
          </draw:line>
        </draw:g>
        <draw:line draw:style-name="gr13" draw:text-style-name="P5" draw:layer="layout" svg:x1="14.374cm" svg:y1="8.428cm" svg:x2="14.374cm" svg:y2="7.3cm">
          <text:p/>
        </draw:line>
        <draw:line draw:style-name="gr13" draw:text-style-name="P5" draw:layer="layout" svg:x1="14.98cm" svg:y1="8.428cm" svg:x2="14.98cm" svg:y2="7.3cm">
          <text:p/>
        </draw:line>
        <draw:line draw:style-name="gr13" draw:text-style-name="P5" draw:layer="layout" svg:x1="11.889cm" svg:y1="8.428cm" svg:x2="11.889cm" svg:y2="7.3cm">
          <text:p/>
        </draw:line>
        <draw:line draw:style-name="gr13" draw:text-style-name="P5" draw:layer="layout" svg:x1="13.134cm" svg:y1="9.544cm" svg:x2="13.134cm" svg:y2="8.416cm">
          <text:p/>
        </draw:line>
        <draw:frame draw:style-name="gr26" draw:text-style-name="P15" draw:layer="layout" svg:width="0.644cm" svg:height="0.581cm" svg:x="11.567cm" svg:y="8.322cm">
          <draw:text-box>
            <text:p text:style-name="P14"><text:span text:style-name="T4">1</text:span></text:p>
          </draw:text-box>
        </draw:frame>
        <draw:frame draw:style-name="gr26" draw:text-style-name="P15" draw:layer="layout" svg:width="0.644cm" svg:height="0.581cm" svg:x="12.112cm" svg:y="8.322cm">
          <draw:text-box>
            <text:p text:style-name="P14"><text:span text:style-name="T4">2</text:span></text:p>
          </draw:text-box>
        </draw:frame>
        <draw:frame draw:style-name="gr26" draw:text-style-name="P15" draw:layer="layout" svg:width="0.644cm" svg:height="0.581cm" svg:x="12.811cm" svg:y="7.989cm">
          <draw:text-box>
            <text:p text:style-name="P14"><text:span text:style-name="T4">3</text:span></text:p>
          </draw:text-box>
        </draw:frame>
        <draw:frame draw:style-name="gr26" draw:text-style-name="P15" draw:layer="layout" svg:width="0.644cm" svg:height="0.581cm" svg:x="14.055cm" svg:y="8.322cm">
          <draw:text-box>
            <text:p text:style-name="P14"><text:span text:style-name="T4">5</text:span></text:p>
          </draw:text-box>
        </draw:frame>
        <draw:frame draw:style-name="gr26" draw:text-style-name="P15" draw:layer="layout" svg:width="0.644cm" svg:height="0.581cm" svg:x="13.567cm" svg:y="8.322cm">
          <draw:text-box>
            <text:p text:style-name="P14"><text:span text:style-name="T4">4</text:span></text:p>
          </draw:text-box>
        </draw:frame>
        <draw:frame draw:style-name="gr26" draw:text-style-name="P15" draw:layer="layout" svg:width="0.644cm" svg:height="0.581cm" svg:x="14.644cm" svg:y="8.322cm">
          <draw:text-box>
            <text:p text:style-name="P14"><text:span text:style-name="T4">6</text:span></text:p>
          </draw:text-box>
        </draw:frame>
        <draw:frame draw:style-name="gr26" draw:text-style-name="P15" draw:layer="layout" svg:width="0.644cm" svg:height="0.581cm" svg:x="15.288cm" svg:y="8.322cm">
          <draw:text-box>
            <text:p text:style-name="P14"><text:span text:style-name="T4">7</text:span></text:p>
          </draw:text-box>
        </draw:frame>
        <draw:custom-shape draw:style-name="gr29" draw:text-style-name="P3" draw:layer="layout" svg:width="2.4cm" svg:height="1.312cm" svg:x="21.33cm" svg:y="6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2.4cm" svg:height="1.312cm" svg:x="21.33cm" svg:y="9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7" draw:layer="layout" svg:width="2.888cm" svg:height="0.789cm" svg:x="21cm" svg:y="9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2.4cm" svg:height="1.312cm" svg:x="21.331cm" svg:y="9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6" draw:layer="layout" svg:x1="21.331cm" svg:y1="7.048cm" svg:x2="21.33cm" svg:y2="10.2cm">
          <text:p/>
        </draw:line>
        <draw:line draw:style-name="gr33" draw:text-style-name="P16" draw:layer="layout" svg:x1="23.73cm" svg:y1="7.067cm" svg:x2="23.73cm" svg:y2="10.2cm">
          <text:p/>
        </draw:line>
        <presentation:notes draw:style-name="dp2">
          <draw:page-thumbnail draw:style-name="gr34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draw:polygon draw:style-name="gr35" draw:text-style-name="P1" draw:layer="layout" svg:width="2.059cm" svg:height="0.943cm" svg:x="11.003cm" svg:y="10.74cm" svg:viewBox="0 0 2060 944" draw:points="0,944 2060,944 1796,0">
          <text:p/>
        </draw:polygon>
        <draw:frame draw:style-name="gr36" draw:text-style-name="P19" draw:layer="layout" svg:width="2.618cm" svg:height="3.544cm" svg:x="8.736cm" svg:y="0.6cm">
          <draw:image xlink:href="Pictures/1000020100000063000000861D208CD497E3D6F1.png" xlink:type="simple" xlink:show="embed" xlink:actuate="onLoad">
            <text:p/>
          </draw:image>
        </draw:frame>
        <draw:custom-shape draw:style-name="gr37" draw:text-style-name="P17" draw:layer="layout" svg:width="0.6cm" svg:height="0.6cm" svg:x="14cm" svg:y="1.49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svg:x="14.6cm" svg:y="1.49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svg:x="15.2cm" svg:y="1.49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svg:x="14cm" svg:y="2.0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4.6cm" svg:y="2.0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5.2cm" svg:y="2.099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887cm" svg:height="0.866cm" svg:x="13.59cm" svg:y="0.981cm">
          <draw:text-box>
            <text:p text:style-name="P11"><text:span text:style-name="T4">A</text:span></text:p>
          </draw:text-box>
        </draw:frame>
        <draw:frame draw:style-name="gr12" draw:text-style-name="P13" draw:layer="layout" svg:width="0.887cm" svg:height="0.866cm" svg:x="13.59cm" svg:y="2.572cm">
          <draw:text-box>
            <text:p text:style-name="P11"><text:span text:style-name="T4">B</text:span></text:p>
          </draw:text-box>
        </draw:frame>
        <draw:frame draw:style-name="gr12" draw:text-style-name="P13" draw:layer="layout" svg:width="0.887cm" svg:height="0.866cm" svg:x="15.436cm" svg:y="2.572cm">
          <draw:text-box>
            <text:p text:style-name="P11"><text:span text:style-name="T4">C</text:span></text:p>
          </draw:text-box>
        </draw:frame>
        <draw:frame draw:style-name="gr12" draw:text-style-name="P13" draw:layer="layout" svg:width="0.887cm" svg:height="0.866cm" svg:x="15.436cm" svg:y="0.976cm">
          <draw:text-box>
            <text:p text:style-name="P11"><text:span text:style-name="T4">D</text:span></text:p>
          </draw:text-box>
        </draw:frame>
        <draw:frame draw:style-name="gr39" draw:text-style-name="P13" draw:layer="layout" svg:width="1.123cm" svg:height="0.666cm" svg:x="14.405cm" svg:y="0.6cm">
          <draw:text-box>
            <text:p text:style-name="P11"><text:span text:style-name="T4">(</text:span><text:span text:style-name="T3">α</text:span><text:span text:style-name="T4">)</text:span></text:p>
          </draw:text-box>
        </draw:frame>
        <draw:custom-shape draw:style-name="gr38" draw:text-style-name="P20" draw:layer="layout" svg:width="0.6cm" svg:height="0.6cm" svg:x="17.677cm" svg:y="1.2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8.277cm" svg:y="1.2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8.877cm" svg:y="1.2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7.677cm" svg:y="1.89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svg:x="18.277cm" svg:y="1.89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svg:x="18.877cm" svg:y="1.899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887cm" svg:height="0.866cm" svg:x="17.267cm" svg:y="0.781cm">
          <draw:text-box>
            <text:p text:style-name="P11"><text:span text:style-name="T4">B</text:span></text:p>
          </draw:text-box>
        </draw:frame>
        <draw:frame draw:style-name="gr12" draw:text-style-name="P13" draw:layer="layout" svg:width="0.887cm" svg:height="0.866cm" svg:x="17.267cm" svg:y="2.979cm">
          <draw:text-box>
            <text:p text:style-name="P11"><text:span text:style-name="T4">E</text:span></text:p>
          </draw:text-box>
        </draw:frame>
        <draw:frame draw:style-name="gr12" draw:text-style-name="P13" draw:layer="layout" svg:width="0.887cm" svg:height="0.866cm" svg:x="19.113cm" svg:y="2.979cm">
          <draw:text-box>
            <text:p text:style-name="P11"><text:span text:style-name="T4">F</text:span></text:p>
          </draw:text-box>
        </draw:frame>
        <draw:frame draw:style-name="gr12" draw:text-style-name="P13" draw:layer="layout" svg:width="0.887cm" svg:height="0.866cm" svg:x="19.113cm" svg:y="0.776cm">
          <draw:text-box>
            <text:p text:style-name="P11"><text:span text:style-name="T4">C</text:span></text:p>
          </draw:text-box>
        </draw:frame>
        <draw:frame draw:style-name="gr39" draw:text-style-name="P13" draw:layer="layout" svg:width="1.123cm" svg:height="0.666cm" svg:x="18.082cm" svg:y="0.4cm">
          <draw:text-box>
            <text:p text:style-name="P11"><text:span text:style-name="T4">(</text:span><text:span text:style-name="T3">β</text:span><text:span text:style-name="T4">)</text:span></text:p>
          </draw:text-box>
        </draw:frame>
        <draw:custom-shape draw:style-name="gr37" draw:text-style-name="P17" draw:layer="layout" svg:width="0.6cm" svg:height="0.6cm" svg:x="17.677cm" svg:y="2.49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svg:x="18.277cm" svg:y="2.4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8.877cm" svg:y="2.4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1.716cm 6.2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1.716cm 5.6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1.715cm 5.0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2.316cm 6.2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2.316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2.316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887cm" svg:height="0.866cm" svg:x="11.354cm" svg:y="3.952cm">
          <draw:text-box>
            <text:p text:style-name="P11"><text:span text:style-name="T4">C</text:span></text:p>
          </draw:text-box>
        </draw:frame>
        <draw:frame draw:style-name="gr12" draw:text-style-name="P13" draw:layer="layout" svg:width="0.887cm" svg:height="0.866cm" svg:x="11.354cm" svg:y="6.173cm">
          <draw:text-box>
            <text:p text:style-name="P11"><text:span text:style-name="T4">F</text:span></text:p>
          </draw:text-box>
        </draw:frame>
        <draw:frame draw:style-name="gr12" draw:text-style-name="P13" draw:layer="layout" svg:width="0.887cm" svg:height="0.866cm" svg:x="12.513cm" svg:y="6.173cm">
          <draw:text-box>
            <text:p text:style-name="P11"><text:span text:style-name="T4">G</text:span></text:p>
          </draw:text-box>
        </draw:frame>
        <draw:frame draw:style-name="gr12" draw:text-style-name="P13" draw:layer="layout" svg:width="0.887cm" svg:height="0.866cm" svg:x="12.513cm" svg:y="3.947cm">
          <draw:text-box>
            <text:p text:style-name="P11"><text:span text:style-name="T4">D</text:span></text:p>
          </draw:text-box>
        </draw:frame>
        <draw:custom-shape draw:style-name="gr38" draw:text-style-name="P20" draw:layer="layout" svg:width="0.6cm" svg:height="0.6cm" draw:transform="rotate (1.5707963267949) translate (14.162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4.162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4.161cm 5.0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4.762cm 6.2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4.762cm 5.6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4.762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887cm" svg:height="0.866cm" svg:x="13.8cm" svg:y="3.952cm">
          <draw:text-box>
            <text:p text:style-name="P11"><text:span text:style-name="T4">C</text:span></text:p>
          </draw:text-box>
        </draw:frame>
        <draw:frame draw:style-name="gr12" draw:text-style-name="P13" draw:layer="layout" svg:width="0.887cm" svg:height="0.866cm" svg:x="13.8cm" svg:y="6.173cm">
          <draw:text-box>
            <text:p text:style-name="P11"><text:span text:style-name="T4">F</text:span></text:p>
          </draw:text-box>
        </draw:frame>
        <draw:frame draw:style-name="gr12" draw:text-style-name="P13" draw:layer="layout" svg:width="0.887cm" svg:height="0.866cm" svg:x="14.959cm" svg:y="6.173cm">
          <draw:text-box>
            <text:p text:style-name="P11"><text:span text:style-name="T4">G</text:span></text:p>
          </draw:text-box>
        </draw:frame>
        <draw:frame draw:style-name="gr12" draw:text-style-name="P13" draw:layer="layout" svg:width="0.887cm" svg:height="0.866cm" svg:x="14.959cm" svg:y="3.947cm">
          <draw:text-box>
            <text:p text:style-name="P11"><text:span text:style-name="T4">D</text:span></text:p>
          </draw:text-box>
        </draw:frame>
        <draw:custom-shape draw:style-name="gr37" draw:text-style-name="P17" draw:layer="layout" svg:width="0.6cm" svg:height="0.6cm" draw:transform="rotate (1.5707963267949) translate (16.716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6.716cm 5.6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6.715cm 5.0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7.316cm 6.2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7.316cm 5.6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7.316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887cm" svg:height="0.866cm" svg:x="16.354cm" svg:y="3.952cm">
          <draw:text-box>
            <text:p text:style-name="P11"><text:span text:style-name="T4">C</text:span></text:p>
          </draw:text-box>
        </draw:frame>
        <draw:frame draw:style-name="gr12" draw:text-style-name="P13" draw:layer="layout" svg:width="0.887cm" svg:height="0.866cm" svg:x="16.354cm" svg:y="6.173cm">
          <draw:text-box>
            <text:p text:style-name="P11"><text:span text:style-name="T4">F</text:span></text:p>
          </draw:text-box>
        </draw:frame>
        <draw:frame draw:style-name="gr12" draw:text-style-name="P13" draw:layer="layout" svg:width="0.887cm" svg:height="0.866cm" svg:x="17.513cm" svg:y="6.173cm">
          <draw:text-box>
            <text:p text:style-name="P11"><text:span text:style-name="T4">G</text:span></text:p>
          </draw:text-box>
        </draw:frame>
        <draw:frame draw:style-name="gr12" draw:text-style-name="P13" draw:layer="layout" svg:width="0.887cm" svg:height="0.866cm" svg:x="17.513cm" svg:y="3.947cm">
          <draw:text-box>
            <text:p text:style-name="P11"><text:span text:style-name="T4">D</text:span></text:p>
          </draw:text-box>
        </draw:frame>
        <draw:custom-shape draw:style-name="gr37" draw:text-style-name="P17" draw:layer="layout" svg:width="0.6cm" svg:height="0.6cm" draw:transform="rotate (1.5707963267949) translate (18.962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8.962cm 5.6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8.961cm 5.0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9.562cm 6.2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9.562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9.562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887cm" svg:height="0.866cm" svg:x="18.6cm" svg:y="3.952cm">
          <draw:text-box>
            <text:p text:style-name="P11"><text:span text:style-name="T4">C</text:span></text:p>
          </draw:text-box>
        </draw:frame>
        <draw:frame draw:style-name="gr12" draw:text-style-name="P13" draw:layer="layout" svg:width="0.887cm" svg:height="0.866cm" svg:x="18.6cm" svg:y="6.173cm">
          <draw:text-box>
            <text:p text:style-name="P11"><text:span text:style-name="T4">F</text:span></text:p>
          </draw:text-box>
        </draw:frame>
        <draw:frame draw:style-name="gr12" draw:text-style-name="P13" draw:layer="layout" svg:width="0.887cm" svg:height="0.866cm" svg:x="19.759cm" svg:y="6.173cm">
          <draw:text-box>
            <text:p text:style-name="P11"><text:span text:style-name="T4">G</text:span></text:p>
          </draw:text-box>
        </draw:frame>
        <draw:frame draw:style-name="gr12" draw:text-style-name="P13" draw:layer="layout" svg:width="0.887cm" svg:height="0.866cm" svg:x="19.759cm" svg:y="3.947cm">
          <draw:text-box>
            <text:p text:style-name="P11"><text:span text:style-name="T4">D</text:span></text:p>
          </draw:text-box>
        </draw:frame>
        <draw:custom-shape draw:style-name="gr37" draw:text-style-name="P17" draw:layer="layout" svg:width="0.6cm" svg:height="0.6cm" draw:transform="rotate (1.5707963267949) translate (21.162cm 6.2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21.162cm 5.6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21.161cm 5.0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21.762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21.762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21.762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887cm" svg:height="0.866cm" svg:x="20.8cm" svg:y="3.952cm">
          <draw:text-box>
            <text:p text:style-name="P11"><text:span text:style-name="T4">C</text:span></text:p>
          </draw:text-box>
        </draw:frame>
        <draw:frame draw:style-name="gr12" draw:text-style-name="P13" draw:layer="layout" svg:width="0.887cm" svg:height="0.866cm" svg:x="20.8cm" svg:y="6.173cm">
          <draw:text-box>
            <text:p text:style-name="P11"><text:span text:style-name="T4">F</text:span></text:p>
          </draw:text-box>
        </draw:frame>
        <draw:frame draw:style-name="gr12" draw:text-style-name="P13" draw:layer="layout" svg:width="0.887cm" svg:height="0.866cm" svg:x="21.959cm" svg:y="6.173cm">
          <draw:text-box>
            <text:p text:style-name="P11"><text:span text:style-name="T4">G</text:span></text:p>
          </draw:text-box>
        </draw:frame>
        <draw:frame draw:style-name="gr12" draw:text-style-name="P13" draw:layer="layout" svg:width="0.887cm" svg:height="0.866cm" svg:x="21.959cm" svg:y="3.947cm">
          <draw:text-box>
            <text:p text:style-name="P11"><text:span text:style-name="T4">D</text:span></text:p>
          </draw:text-box>
        </draw:frame>
        <draw:g>
          <draw:line draw:style-name="gr6" draw:text-style-name="P5" draw:layer="layout" svg:x1="10.4cm" svg:y1="11.684cm" svg:x2="15.827cm" svg:y2="11.684cm">
            <text:p/>
          </draw:line>
          <draw:custom-shape draw:style-name="gr7" draw:text-style-name="P6" draw:layer="layout" svg:width="0.121cm" svg:height="0.24cm" draw:transform="rotate (-1.5707963267949) translate (15.94cm 11.62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0" draw:text-style-name="P7" draw:layer="layout" svg:x1="11.003cm" svg:y1="12.117cm" svg:x2="11.003cm" svg:y2="8.982cm">
            <text:p/>
          </draw:line>
          <draw:custom-shape draw:style-name="gr41" draw:text-style-name="P8" draw:layer="layout" svg:width="0.137cm" svg:height="0.273cm" svg:x="10.936cm" svg:y="8.86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4" draw:text-style-name="P12" draw:layer="layout" svg:width="1.2cm" svg:height="0.6cm" svg:x="10.481cm" svg:y="8.688cm">
          <draw:text-box>
            <text:p text:style-name="P11"><text:span text:style-name="T3">y</text:span></text:p>
          </draw:text-box>
        </draw:frame>
        <draw:frame draw:style-name="gr24" draw:text-style-name="P12" draw:layer="layout" svg:width="0.668cm" svg:height="0.6cm" svg:x="15.395cm" svg:y="11.624cm">
          <draw:text-box>
            <text:p text:style-name="P11"><text:span text:style-name="T3">x</text:span></text:p>
          </draw:text-box>
        </draw:frame>
        <draw:frame draw:style-name="gr12" draw:text-style-name="P13" draw:layer="layout" svg:width="0.887cm" svg:height="0.866cm" svg:x="10.818cm" svg:y="11.554cm">
          <draw:text-box>
            <text:p text:style-name="P11"><text:span text:style-name="T4">O</text:span></text:p>
          </draw:text-box>
        </draw:frame>
        <draw:line draw:style-name="gr42" draw:text-style-name="P5" draw:layer="layout" svg:x1="10.463cm" svg:y1="9.699cm" svg:x2="15.663cm" svg:y2="9.699cm">
          <text:p/>
        </draw:line>
        <draw:frame draw:style-name="gr26" draw:text-style-name="P13" draw:layer="layout" svg:width="0.644cm" svg:height="0.666cm" svg:x="10.518cm" svg:y="9.187cm">
          <draw:text-box>
            <text:p text:style-name="P11"><text:span text:style-name="T4">2</text:span></text:p>
          </draw:text-box>
        </draw:frame>
        <draw:frame draw:style-name="gr43" draw:text-style-name="P13" draw:layer="layout" svg:width="1.8cm" svg:height="0.74cm" svg:x="12.818cm" svg:y="11.609cm">
          <draw:text-box>
            <text:p text:style-name="P11"><text:span text:style-name="T4">A(2, 0)</text:span></text:p>
          </draw:text-box>
        </draw:frame>
        <draw:line draw:style-name="gr42" draw:text-style-name="P5" draw:layer="layout" svg:x1="10.519cm" svg:y1="11.948cm" svg:x2="15.663cm" svg:y2="9.224cm">
          <text:p/>
        </draw:line>
        <draw:line draw:style-name="gr42" draw:text-style-name="P5" draw:layer="layout" svg:x1="11.003cm" svg:y1="11.684cm" svg:x2="12.516cm" svg:y2="9.706cm">
          <text:p/>
        </draw:line>
        <draw:line draw:style-name="gr42" draw:text-style-name="P5" draw:layer="layout" svg:x1="13.063cm" svg:y1="11.684cm" svg:x2="12.516cm" svg:y2="9.706cm">
          <text:p/>
        </draw:line>
        <draw:frame draw:style-name="gr44" draw:text-style-name="P12" draw:layer="layout" svg:width="2.051cm" svg:height="0.666cm" svg:x="14.463cm" svg:y="8.559cm">
          <draw:text-box>
            <text:p text:style-name="P11"><text:span text:style-name="T3">y </text:span><text:span text:style-name="T4">=</text:span><text:span text:style-name="T3"> <text:s text:c="4"/>x</text:span></text:p>
          </draw:text-box>
        </draw:frame>
        <draw:line draw:style-name="gr45" draw:text-style-name="P16" draw:layer="layout" svg:x1="15.341cm" svg:y1="8.911cm" svg:x2="15.621cm" svg:y2="8.911cm">
          <text:p/>
        </draw:line>
        <draw:frame draw:style-name="gr26" draw:text-style-name="P13" draw:layer="layout" svg:width="0.644cm" svg:height="0.666cm" svg:x="15.141cm" svg:y="8.4cm">
          <draw:text-box>
            <text:p text:style-name="P11"><text:span text:style-name="T4">1</text:span></text:p>
          </draw:text-box>
        </draw:frame>
        <draw:frame draw:style-name="gr26" draw:text-style-name="P13" draw:layer="layout" svg:width="0.644cm" svg:height="0.666cm" svg:x="15.141cm" svg:y="8.767cm">
          <draw:text-box>
            <text:p text:style-name="P11"><text:span text:style-name="T4">2</text:span></text:p>
          </draw:text-box>
        </draw:frame>
        <draw:frame draw:style-name="gr43" draw:text-style-name="P13" draw:layer="layout" svg:width="1.8cm" svg:height="0.74cm" svg:x="12.063cm" svg:y="9.084cm">
          <draw:text-box>
            <text:p text:style-name="P11"><text:span text:style-name="T4">P(</text:span><text:span text:style-name="T3">t</text:span><text:span text:style-name="T4">, 2)</text:span></text:p>
          </draw:text-box>
        </draw:frame>
        <draw:frame draw:style-name="gr12" draw:text-style-name="P13" draw:layer="layout" svg:width="0.887cm" svg:height="0.866cm" svg:x="12.65cm" svg:y="10.532cm">
          <draw:text-box>
            <text:p text:style-name="P11"><text:span text:style-name="T4">Q</text:span></text:p>
          </draw:text-box>
        </draw:frame>
        <presentation:notes draw:style-name="dp2">
          <draw:page-thumbnail draw:style-name="gr34" draw:layer="layout" svg:width="19.798cm" svg:height="11.136cm" svg:x="0.6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draw:frame draw:style-name="gr46" draw:text-style-name="P19" draw:layer="layout" svg:width="10cm" svg:height="15.144cm" svg:x="14.4cm" svg:y="0.6cm">
          <draw:image xlink:href="Pictures/10000000000007800000043875B66A86FD837305.png" xlink:type="simple" xlink:show="embed" xlink:actuate="onLoad">
            <text:p/>
          </draw:image>
        </draw:frame>
        <draw:frame draw:style-name="gr36" draw:text-style-name="P19" draw:layer="layout" svg:width="6.267cm" svg:height="11.957cm" svg:x="2.8cm" svg:y="1.6cm">
          <draw:image xlink:href="Pictures/10000201000000B80000015F5532A7FEEE444A18.png" xlink:type="simple" xlink:show="embed" xlink:actuate="onLoad">
            <text:p/>
          </draw:image>
        </draw:frame>
        <presentation:notes draw:style-name="dp2">
          <draw:page-thumbnail draw:style-name="gr34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14T23:20:10.388893283</meta:creation-date>
    <dc:date>2024-03-02T15:42:11.294701165</dc:date>
    <meta:editing-duration>PT1H38M19S</meta:editing-duration>
    <meta:editing-cycles>17</meta:editing-cycles>
    <meta:generator>LibreOffice/6.0.7.3$Linux_X86_64 LibreOffice_project/00m0$Build-3</meta:generator>
    <meta:document-statistic meta:object-count="249"/>
  </office:meta>
</office:document-meta>
</file>